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AuthenticationService.handle( Callback [ ] callbac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asAuthenticationService.authenticate( Subject subject , String domain , final String user , final Object credential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